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top" draw:auto-grow-height="false" fo:min-height="12.162cm" fo:min-width="14.07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13.18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6.197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13.436cm" fo:padding-top="0.142cm" fo:padding-bottom="0.142cm" fo:padding-left="0.267cm" fo:padding-right="0.267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eeeee"/>
      <style:paragraph-properties fo:text-align="star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12.446cm" svg:x="11.795cm" svg:y="2.524cm">
          <text:p text:style-name="P1">Rend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716cm" svg:height="1.905cm" svg:x="12.303cm" svg:y="3.794cm">
          <text:p text:style-name="P3"><text:span text:style-name="T1">L</text:span><text:span text:style-name="T1">a</text:span><text:span text:style-name="T1">y</text:span><text:span text:style-name="T1">o</text:span><text:span text:style-name="T1">u</text:span><text:span text:style-name="T1">t </text:span><text:span text:style-name="T1">&amp;</text:span></text:p>
          <text:p text:style-name="P3"><text:span text:style-name="T1">D</text:span><text:span text:style-name="T1">r</text:span><text:span text:style-name="T1">a</text:span><text:span text:style-name="T1">w </text:span><text:span text:style-name="T1">i</text:span><text:span text:style-name="T1">n</text:span><text:span text:style-name="T1">s</text:span><text:span text:style-name="T1">tr</text:span><text:span text:style-name="T1">u</text:span><text:span text:style-name="T1">c</text:span><text:span text:style-name="T1">ti</text:span><text:span text:style-name="T1">o</text:span><text:span text:style-name="T1">n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731cm" svg:height="1.905cm" svg:x="12.303cm" svg:y="8.366cm">
          <text:p text:style-name="P3"><text:span text:style-name="T1">3D Rendering &amp;</text:span></text:p>
          <text:p text:style-name="P3"><text:span text:style-name="T1">an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3.97cm" svg:height="1.905cm" svg:x="12.176cm" svg:y="10.525cm">
          <text:p text:style-name="P3"><text:span text:style-name="T1">T</text:span><text:span text:style-name="T1">e</text:span><text:span text:style-name="T1">x</text:span><text:span text:style-name="T1">t </text:span><text:span text:style-name="T1">b</text:span><text:span text:style-name="T1">li</text:span><text:span text:style-name="T1">tt</text:span><text:span text:style-name="T1">i</text:span><text:span text:style-name="T1">n</text:span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731cm" svg:height="1.905cm" svg:x="19.288cm" svg:y="8.366cm">
          <text:p text:style-name="P3"><text:span text:style-name="T1">T</text:span><text:span text:style-name="T1">e</text:span><text:span text:style-name="T1">x</text:span><text:span text:style-name="T1">t</text:span></text:p>
          <text:p text:style-name="P3"><text:span text:style-name="T1">r</text:span><text:span text:style-name="T1">e</text:span><text:span text:style-name="T1">n</text:span><text:span text:style-name="T1">d</text:span><text:span text:style-name="T1">e</text:span><text:span text:style-name="T1">ri</text:span><text:span text:style-name="T1">n</text:span><text:span text:style-name="T1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731cm" svg:height="1.905cm" svg:x="19.288cm" svg:y="6.08cm">
          <text:p text:style-name="P3"><text:span text:style-name="T1">Fo</text:span><text:span text:style-name="T1">nt</text:span><text:span text:style-name="T1"><text:line-break/></text:span><text:span text:style-name="T1">ra</text:span><text:span text:style-name="T1">st</text:span><text:span text:style-name="T1">eri</text:span><text:span text:style-name="T1">za</text:span><text:span text:style-name="T1">tio</text:span><text:span text:style-name="T1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3.97cm" svg:height="1.905cm" svg:x="12.176cm" svg:y="12.811cm">
          <text:p text:style-name="P3"><text:span text:style-name="T1">Foreground </text:span><text:span text:style-name="T1">bl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731cm" svg:height="1.905cm" svg:x="12.303cm" svg:y="6.08cm">
          <text:p text:style-name="P3"><text:span text:style-name="T1">Texture</text:span></text:p>
          <text:p text:style-name="P3"><text:span text:style-name="T1">decompress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18:10:23.457910958</dc:date>
    <meta:editing-duration>PT35M46S</meta:editing-duration>
    <meta:editing-cycles>9</meta:editing-cycles>
    <meta:generator>LibreOffice/5.3.2.2$Linux_X86_64 LibreOffice_project/30m0$Build-2</meta:generator>
    <meta:document-statistic meta:object-count="8"/>
  </office:meta>
</office:document-meta>
</file>